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148.45pt"/>
    </style:style>
    <style:style style:name="co12" style:family="table-column">
      <style:table-column-properties fo:break-before="auto" style:column-width="10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15" style:family="table-cell" style:parent-style-name="Default" style:data-style-name="N125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 style:data-style-name="N0">
      <style:table-cell-properties style:rotation-align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uters Used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n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16GB</text:p>
          </table:table-cell>
          <table:table-cell table:style-name="ce2" office:value-type="string" calcext:value-type="string">
            <text:p>2.4 GHz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string" calcext:value-type="string">
            <text:p>12GB</text:p>
          </table:table-cell>
          <table:table-cell table:style-name="ce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6" table:number-rows-spanned="1">
            <text:p>Results Summary</text:p>
          </table:table-cell>
          <table:covered-table-cell/>
          <table:covered-table-cell table:number-columns-repeated="4" table:style-name="ce2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Computer</text:p>
          </table:table-cell>
          <table:table-cell table:style-name="ce1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5"/>
          <table:table-cell table:style-name="ce2"/>
        </table:table-row>
        <table:table-row table:style-name="ro1">
          <table:table-cell table:style-name="ce1" office:value-type="string" calcext:value-type="string">
            <text:p>(GB)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75445.828282828" calcext:value-type="float">
            <text:p>37544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975965" calcext:value-type="float">
            <text:p>99759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24595.070707071" calcext:value-type="float">
            <text:p>12459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179579" calcext:value-type="float">
            <text:p>6179579</text:p>
          </table:table-cell>
          <table:table-cell office:value-type="string" calcext:value-type="string">
            <text:p>On V10 with parallelism sup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955647.353535354" calcext:value-type="float">
            <text:p>95564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7692575" calcext:value-type="float">
            <text:p>376925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gle Cloud</text:p>
          </table:table-cell>
          <table:table-cell office:value-type="float" office:value="737094.698630137" calcext:value-type="float">
            <text:p>737095</text:p>
          </table:table-cell>
          <table:table-cell table:style-name="ce4" office:value-type="float" office:value="2547" calcext:value-type="float">
            <text:p>2547</text:p>
          </table:table-cell>
          <table:table-cell table:style-name="ce4" office:value-type="float" office:value="12320233" calcext:value-type="float">
            <text:p>12320233</text:p>
          </table:table-cell>
          <table:table-cell table:style-name="ce6" office:value-type="string" calcext:value-type="string" table:number-columns-spanned="1" table:number-rows-spanned="2">
            <text:p>Results of Selective queri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oogle Cloud</text:p>
          </table:table-cell>
          <table:table-cell office:value-type="float" office:value="7013282.70967742" calcext:value-type="float">
            <text:p>7013283</text:p>
          </table:table-cell>
          <table:table-cell table:style-name="ce4" office:value-type="float" office:value="84666" calcext:value-type="float">
            <text:p>84666</text:p>
          </table:table-cell>
          <table:table-cell table:style-name="ce4" office:value-type="float" office:value="53098445" calcext:value-type="float">
            <text:p>53098445</text:p>
          </table:table-cell>
          <table:covered-table-cell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3" table:number-rows-spanned="1">
            <text:p>Disk Usage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Computer</text:p>
          </table:table-cell>
          <table:table-cell table:style-name="ce11" office:value-type="string" calcext:value-type="string">
            <text:p>Disk Usag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GB)</text:p>
          </table:table-cell>
          <table:table-cell/>
          <table:table-cell table:style-name="ce1"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table:style-name="ce15" office:value-type="float" office:value="2.3" calcext:value-type="float">
            <text:p>2.3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table:style-name="ce15" office:value-type="float" office:value="4.1" calcext:value-type="float">
            <text:p>4.1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gle Cloud</text:p>
          </table:table-cell>
          <table:table-cell table:style-name="ce15" office:value-type="float" office:value="21" calcext:value-type="float">
            <text:p>21.0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oogle Cloud</text:p>
          </table:table-cell>
          <table:table-cell table:style-name="ce15" office:value-type="float" office:value="130" calcext:value-type="float">
            <text:p>130.000</text:p>
          </table:table-cell>
          <table:table-cell table:number-columns-repeated="3"/>
        </table:table-row>
      </table:table>
      <table:table table:name="1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style-name="ce10"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8231141" calcext:value-type="float">
            <text:p>8231141</text:p>
          </table:table-cell>
          <table:table-cell/>
          <table:table-cell table:formula="of:=[.B2]+[.C2]" office:value-type="float" office:value="8231141" calcext:value-type="float">
            <text:p>8231141</text:p>
          </table:table-cell>
          <table:table-cell table:number-columns-repeated="2"/>
          <table:table-cell table:formula="of:=AVERAGE([.D2:.D100])" office:value-type="float" office:value="375445.828282828" calcext:value-type="float">
            <text:p>375445.828282828</text:p>
          </table:table-cell>
          <table:table-cell table:formula="of:=MIN([.D2:.D100])" office:value-type="float" office:value="33" calcext:value-type="float">
            <text:p>33</text:p>
          </table:table-cell>
          <table:table-cell table:formula="of:=MAX([.D2:.D100])" office:value-type="float" office:value="9975965" calcext:value-type="float">
            <text:p>99759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9074" calcext:value-type="float">
            <text:p>9074</text:p>
          </table:table-cell>
          <table:table-cell/>
          <table:table-cell table:formula="of:=[.B3]+[.C3]" office:value-type="float" office:value="9074" calcext:value-type="float">
            <text:p>9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4]+[.C4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9975965" calcext:value-type="float">
            <text:p>9975965</text:p>
          </table:table-cell>
          <table:table-cell/>
          <table:table-cell table:formula="of:=[.B5]+[.C5]" office:value-type="float" office:value="9975965" calcext:value-type="float">
            <text:p>9975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B6]+[.C6]" office:value-type="float" office:value="3277" calcext:value-type="float">
            <text:p>3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388415" calcext:value-type="float">
            <text:p>388415</text:p>
          </table:table-cell>
          <table:table-cell/>
          <table:table-cell table:formula="of:=[.B7]+[.C7]" office:value-type="float" office:value="388415" calcext:value-type="float">
            <text:p>388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1976" calcext:value-type="float">
            <text:p>1976</text:p>
          </table:table-cell>
          <table:table-cell/>
          <table:table-cell table:formula="of:=[.B8]+[.C8]" office:value-type="float" office:value="1976" calcext:value-type="float">
            <text:p>1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B9]+[.C9]" office:value-type="float" office:value="1545" calcext:value-type="float">
            <text:p>1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6241" calcext:value-type="float">
            <text:p>6241</text:p>
          </table:table-cell>
          <table:table-cell/>
          <table:table-cell table:formula="of:=[.B10]+[.C10]" office:value-type="float" office:value="6241" calcext:value-type="float">
            <text:p>6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1692925" calcext:value-type="float">
            <text:p>1692925</text:p>
          </table:table-cell>
          <table:table-cell/>
          <table:table-cell table:formula="of:=[.B11]+[.C11]" office:value-type="float" office:value="1692925" calcext:value-type="float">
            <text:p>1692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6831653" calcext:value-type="float">
            <text:p>6831653</text:p>
          </table:table-cell>
          <table:table-cell/>
          <table:table-cell table:formula="of:=[.B12]+[.C12]" office:value-type="float" office:value="6831653" calcext:value-type="float">
            <text:p>6831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B13]+[.C13]"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14]+[.C14]" office:value-type="float" office:value="1952" calcext:value-type="float">
            <text:p>1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43462" calcext:value-type="float">
            <text:p>43462</text:p>
          </table:table-cell>
          <table:table-cell office:value-type="float" office:value="89438" calcext:value-type="float">
            <text:p>89438</text:p>
          </table:table-cell>
          <table:table-cell table:formula="of:=[.B15]+[.C15]" office:value-type="float" office:value="132900" calcext:value-type="float">
            <text:p>132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6]+[.C16]" office:value-type="float" office:value="605" calcext:value-type="float">
            <text:p>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9933" calcext:value-type="float">
            <text:p>9933</text:p>
          </table:table-cell>
          <table:table-cell/>
          <table:table-cell table:formula="of:=[.B17]+[.C17]" office:value-type="float" office:value="9933" calcext:value-type="float">
            <text:p>9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3827" calcext:value-type="float">
            <text:p>3827</text:p>
          </table:table-cell>
          <table:table-cell/>
          <table:table-cell table:formula="of:=[.B18]+[.C18]" office:value-type="float" office:value="3827" calcext:value-type="float">
            <text:p>3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[.B19]+[.C19]" office:value-type="float" office:value="2025" calcext:value-type="float">
            <text:p>2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20]+[.C20]" office:value-type="float" office:value="854" calcext:value-type="float">
            <text:p>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21]+[.C21]" office:value-type="float" office:value="659" calcext:value-type="float">
            <text:p>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2896" calcext:value-type="float">
            <text:p>2896</text:p>
          </table:table-cell>
          <table:table-cell/>
          <table:table-cell table:formula="of:=[.B22]+[.C22]" office:value-type="float" office:value="2896" calcext:value-type="float">
            <text:p>2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42067" calcext:value-type="float">
            <text:p>42067</text:p>
          </table:table-cell>
          <table:table-cell/>
          <table:table-cell table:formula="of:=[.B23]+[.C23]" office:value-type="float" office:value="42067" calcext:value-type="float">
            <text:p>42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14720" calcext:value-type="float">
            <text:p>14720</text:p>
          </table:table-cell>
          <table:table-cell office:value-type="float" office:value="18534" calcext:value-type="float">
            <text:p>18534</text:p>
          </table:table-cell>
          <table:table-cell table:formula="of:=[.B24]+[.C24]" office:value-type="float" office:value="33254" calcext:value-type="float">
            <text:p>33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3485" calcext:value-type="float">
            <text:p>3485</text:p>
          </table:table-cell>
          <table:table-cell office:value-type="float" office:value="3281" calcext:value-type="float">
            <text:p>3281</text:p>
          </table:table-cell>
          <table:table-cell table:formula="of:=[.B25]+[.C25]" office:value-type="float" office:value="6766" calcext:value-type="float">
            <text:p>6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3839" calcext:value-type="float">
            <text:p>3839</text:p>
          </table:table-cell>
          <table:table-cell/>
          <table:table-cell table:formula="of:=[.B26]+[.C26]" office:value-type="float" office:value="3839" calcext:value-type="float">
            <text:p>3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B27]+[.C27]" office:value-type="float" office:value="1047" calcext:value-type="float">
            <text:p>1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B28]+[.C28]" office:value-type="float" office:value="1440" calcext:value-type="float">
            <text:p>14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652" calcext:value-type="float">
            <text:p>3652</text:p>
          </table:table-cell>
          <table:table-cell/>
          <table:table-cell table:formula="of:=[.B29]+[.C29]" office:value-type="float" office:value="3652" calcext:value-type="float">
            <text:p>3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B30]+[.C30]" office:value-type="float" office:value="3025" calcext:value-type="float">
            <text:p>3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5189" calcext:value-type="float">
            <text:p>25189</text:p>
          </table:table-cell>
          <table:table-cell/>
          <table:table-cell table:formula="of:=[.B31]+[.C31]" office:value-type="float" office:value="25189" calcext:value-type="float">
            <text:p>25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34299" calcext:value-type="float">
            <text:p>34299</text:p>
          </table:table-cell>
          <table:table-cell/>
          <table:table-cell table:formula="of:=[.B32]+[.C32]" office:value-type="float" office:value="34299" calcext:value-type="float">
            <text:p>34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33]+[.C33]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B34]+[.C34]" office:value-type="float" office:value="1130" calcext:value-type="float">
            <text:p>113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query34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35]+[.C35]" office:value-type="float" office:value="1141" calcext:value-type="float">
            <text:p>1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8988870" calcext:value-type="float">
            <text:p>8988870</text:p>
          </table:table-cell>
          <table:table-cell/>
          <table:table-cell table:formula="of:=[.B36]+[.C36]" office:value-type="float" office:value="8988870" calcext:value-type="float">
            <text:p>8988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[.B37]+[.C37]" office:value-type="float" office:value="2735" calcext:value-type="float">
            <text:p>2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38]+[.C38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39]+[.C39]" office:value-type="float" office:value="11724" calcext:value-type="float">
            <text:p>11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8854" calcext:value-type="float">
            <text:p>18854</text:p>
          </table:table-cell>
          <table:table-cell office:value-type="float" office:value="22241" calcext:value-type="float">
            <text:p>22241</text:p>
          </table:table-cell>
          <table:table-cell table:formula="of:=[.B40]+[.C40]" office:value-type="float" office:value="41095" calcext:value-type="float">
            <text:p>41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B41]+[.C41]" office:value-type="float" office:value="414" calcext:value-type="float">
            <text:p>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[.B42]+[.C42]" office:value-type="float" office:value="3183" calcext:value-type="float">
            <text:p>3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B43]+[.C43]" office:value-type="float" office:value="732" calcext:value-type="float">
            <text:p>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655" calcext:value-type="float">
            <text:p>1655</text:p>
          </table:table-cell>
          <table:table-cell/>
          <table:table-cell table:formula="of:=[.B44]+[.C44]" office:value-type="float" office:value="1655" calcext:value-type="float">
            <text:p>1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772" calcext:value-type="float">
            <text:p>2772</text:p>
          </table:table-cell>
          <table:table-cell/>
          <table:table-cell table:formula="of:=[.B45]+[.C45]" office:value-type="float" office:value="2772" calcext:value-type="float">
            <text:p>2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B46]+[.C46]" office:value-type="float" office:value="381" calcext:value-type="float">
            <text:p>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2156" calcext:value-type="float">
            <text:p>2156</text:p>
          </table:table-cell>
          <table:table-cell/>
          <table:table-cell table:formula="of:=[.B47]+[.C47]" office:value-type="float" office:value="2156" calcext:value-type="float">
            <text:p>2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12500" calcext:value-type="float">
            <text:p>12500</text:p>
          </table:table-cell>
          <table:table-cell/>
          <table:table-cell table:formula="of:=[.B48]+[.C48]" office:value-type="float" office:value="12500" calcext:value-type="float">
            <text:p>1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B49]+[.C49]" office:value-type="float" office:value="2082" calcext:value-type="float">
            <text:p>2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50]+[.C50]"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B51]+[.C51]"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5681" calcext:value-type="float">
            <text:p>5681</text:p>
          </table:table-cell>
          <table:table-cell/>
          <table:table-cell table:formula="of:=[.B52]+[.C52]" office:value-type="float" office:value="5681" calcext:value-type="float">
            <text:p>5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B53]+[.C53]" office:value-type="float" office:value="867" calcext:value-type="float">
            <text:p>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54]+[.C54]"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B55]+[.C55]" office:value-type="float" office:value="1232" calcext:value-type="float">
            <text:p>1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B56]+[.C56]" office:value-type="float" office:value="916" calcext:value-type="float">
            <text:p>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B57]+[.C57]" office:value-type="float" office:value="579" calcext:value-type="float">
            <text:p>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B58]+[.C58]" office:value-type="float" office:value="5005" calcext:value-type="float">
            <text:p>5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B59]+[.C59]" office:value-type="float" office:value="1399" calcext:value-type="float">
            <text:p>1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4911" calcext:value-type="float">
            <text:p>4911</text:p>
          </table:table-cell>
          <table:table-cell/>
          <table:table-cell table:formula="of:=[.B60]+[.C60]" office:value-type="float" office:value="4911" calcext:value-type="float">
            <text:p>4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[.B61]+[.C61]" office:value-type="float" office:value="3351" calcext:value-type="float">
            <text:p>3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7213" calcext:value-type="float">
            <text:p>7213</text:p>
          </table:table-cell>
          <table:table-cell/>
          <table:table-cell table:formula="of:=[.B62]+[.C62]" office:value-type="float" office:value="7213" calcext:value-type="float">
            <text:p>7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B63]+[.C63]" office:value-type="float" office:value="717" calcext:value-type="float">
            <text:p>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64]+[.C64]" office:value-type="float" office:value="809" calcext:value-type="float">
            <text:p>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396" calcext:value-type="float">
            <text:p>2396</text:p>
          </table:table-cell>
          <table:table-cell/>
          <table:table-cell table:formula="of:=[.B65]+[.C65]" office:value-type="float" office:value="2396" calcext:value-type="float">
            <text:p>2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4305" calcext:value-type="float">
            <text:p>4305</text:p>
          </table:table-cell>
          <table:table-cell/>
          <table:table-cell table:formula="of:=[.B66]+[.C66]" office:value-type="float" office:value="4305" calcext:value-type="float">
            <text:p>4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B67]+[.C67]" office:value-type="float" office:value="1346" calcext:value-type="float">
            <text:p>1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24285" calcext:value-type="float">
            <text:p>24285</text:p>
          </table:table-cell>
          <table:table-cell/>
          <table:table-cell table:formula="of:=[.B68]+[.C68]" office:value-type="float" office:value="24285" calcext:value-type="float">
            <text:p>24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2667" calcext:value-type="float">
            <text:p>2667</text:p>
          </table:table-cell>
          <table:table-cell/>
          <table:table-cell table:formula="of:=[.B69]+[.C69]" office:value-type="float" office:value="2667" calcext:value-type="float">
            <text:p>2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B70]+[.C70]" office:value-type="float" office:value="1449" calcext:value-type="float">
            <text:p>1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5183" calcext:value-type="float">
            <text:p>5183</text:p>
          </table:table-cell>
          <table:table-cell/>
          <table:table-cell table:formula="of:=[.B71]+[.C71]" office:value-type="float" office:value="5183" calcext:value-type="float">
            <text:p>5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B72]+[.C72]" office:value-type="float" office:value="1378" calcext:value-type="float">
            <text:p>1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B73]+[.C73]"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B74]+[.C74]"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query74</text:p>
          </table:table-cell>
          <table:table-cell office:value-type="float" office:value="316979" calcext:value-type="float">
            <text:p>316979</text:p>
          </table:table-cell>
          <table:table-cell/>
          <table:table-cell table:formula="of:=[.B75]+[.C75]" office:value-type="float" office:value="316979" calcext:value-type="float">
            <text:p>316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6005" calcext:value-type="float">
            <text:p>6005</text:p>
          </table:table-cell>
          <table:table-cell/>
          <table:table-cell table:formula="of:=[.B76]+[.C76]" office:value-type="float" office:value="6005" calcext:value-type="float">
            <text:p>6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599" calcext:value-type="float">
            <text:p>1599</text:p>
          </table:table-cell>
          <table:table-cell/>
          <table:table-cell table:formula="of:=[.B77]+[.C77]" office:value-type="float" office:value="1599" calcext:value-type="float">
            <text:p>1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B78]+[.C78]" office:value-type="float" office:value="643" calcext:value-type="float">
            <text:p>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6656" calcext:value-type="float">
            <text:p>36656</text:p>
          </table:table-cell>
          <table:table-cell/>
          <table:table-cell table:formula="of:=[.B79]+[.C79]" office:value-type="float" office:value="36656" calcext:value-type="float">
            <text:p>36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[.B80]+[.C80]" office:value-type="float" office:value="3059" calcext:value-type="float">
            <text:p>3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1612" calcext:value-type="float">
            <text:p>1612</text:p>
          </table:table-cell>
          <table:table-cell/>
          <table:table-cell table:formula="of:=[.B81]+[.C81]" office:value-type="float" office:value="1612" calcext:value-type="float">
            <text:p>1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105984" calcext:value-type="float">
            <text:p>105984</text:p>
          </table:table-cell>
          <table:table-cell/>
          <table:table-cell table:formula="of:=[.B82]+[.C82]" office:value-type="float" office:value="105984" calcext:value-type="float">
            <text:p>105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83]+[.C83]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B84]+[.C84]" office:value-type="float" office:value="546" calcext:value-type="float">
            <text:p>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85]+[.C85]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86]+[.C86]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B87]+[.C87]"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11181" calcext:value-type="float">
            <text:p>11181</text:p>
          </table:table-cell>
          <table:table-cell/>
          <table:table-cell table:formula="of:=[.B88]+[.C88]" office:value-type="float" office:value="11181" calcext:value-type="float">
            <text:p>11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[.B89]+[.C89]" office:value-type="float" office:value="5403" calcext:value-type="float">
            <text:p>5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1964" calcext:value-type="float">
            <text:p>1964</text:p>
          </table:table-cell>
          <table:table-cell/>
          <table:table-cell table:formula="of:=[.B90]+[.C90]" office:value-type="float" office:value="1964" calcext:value-type="float">
            <text:p>1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91]+[.C91]" office:value-type="float" office:value="340" calcext:value-type="float">
            <text:p>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92]+[.C92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93]+[.C93]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94]+[.C94]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B95]+[.C95]" office:value-type="float" office:value="852" calcext:value-type="float">
            <text:p>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63544" calcext:value-type="float">
            <text:p>63544</text:p>
          </table:table-cell>
          <table:table-cell/>
          <table:table-cell table:formula="of:=[.B96]+[.C96]" office:value-type="float" office:value="63544" calcext:value-type="float">
            <text:p>6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B97]+[.C97]" office:value-type="float" office:value="626" calcext:value-type="float">
            <text:p>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B98]+[.C98]" office:value-type="float" office:value="3237" calcext:value-type="float">
            <text:p>3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99]+[.C99]" office:value-type="float" office:value="572" calcext:value-type="float">
            <text:p>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B100]+[.C100]" office:value-type="float" office:value="1337" calcext:value-type="float">
            <text:p>1337</text:p>
          </table:table-cell>
          <table:table-cell table:number-columns-repeated="1020"/>
        </table:table-row>
      </table:table>
      <table:table table:name="1G-parallelism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style-name="ce10"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362132" calcext:value-type="float">
            <text:p>362132</text:p>
          </table:table-cell>
          <table:table-cell/>
          <table:table-cell table:formula="of:=[.B2]+[.C2]" office:value-type="float" office:value="362132" calcext:value-type="float">
            <text:p>362132</text:p>
          </table:table-cell>
          <table:table-cell table:number-columns-repeated="2"/>
          <table:table-cell table:formula="of:=AVERAGE([.D2:.D100])" office:value-type="float" office:value="124595.070707071" calcext:value-type="float">
            <text:p>124595.070707071</text:p>
          </table:table-cell>
          <table:table-cell table:formula="of:=MIN([.D2:.D100])" office:value-type="float" office:value="30" calcext:value-type="float">
            <text:p>30</text:p>
          </table:table-cell>
          <table:table-cell table:formula="of:=MAX([.D2:.D100])" office:value-type="float" office:value="6179579" calcext:value-type="float">
            <text:p>61795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4619" calcext:value-type="float">
            <text:p>4619</text:p>
          </table:table-cell>
          <table:table-cell/>
          <table:table-cell table:formula="of:=[.B3]+[.C3]" office:value-type="float" office:value="4619" calcext:value-type="float">
            <text:p>4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4]+[.C4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6179579" calcext:value-type="float">
            <text:p>6179579</text:p>
          </table:table-cell>
          <table:table-cell/>
          <table:table-cell table:formula="of:=[.B5]+[.C5]" office:value-type="float" office:value="6179579" calcext:value-type="float">
            <text:p>6179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.B6]+[.C6]" office:value-type="float" office:value="2003" calcext:value-type="float">
            <text:p>2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231676" calcext:value-type="float">
            <text:p>231676</text:p>
          </table:table-cell>
          <table:table-cell/>
          <table:table-cell table:formula="of:=[.B7]+[.C7]" office:value-type="float" office:value="231676" calcext:value-type="float">
            <text:p>231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B8]+[.C8]" office:value-type="float" office:value="2127" calcext:value-type="float">
            <text:p>2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B9]+[.C9]" office:value-type="float" office:value="1276" calcext:value-type="float">
            <text:p>1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4517" calcext:value-type="float">
            <text:p>4517</text:p>
          </table:table-cell>
          <table:table-cell/>
          <table:table-cell table:formula="of:=[.B10]+[.C10]" office:value-type="float" office:value="4517" calcext:value-type="float">
            <text:p>4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B11]+[.C11]" office:value-type="float" office:value="1610" calcext:value-type="float">
            <text:p>16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3359812" calcext:value-type="float">
            <text:p>3359812</text:p>
          </table:table-cell>
          <table:table-cell/>
          <table:table-cell table:formula="of:=[.B12]+[.C12]" office:value-type="float" office:value="3359812" calcext:value-type="float">
            <text:p>3359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13]+[.C13]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[.B14]+[.C14]" office:value-type="float" office:value="967" calcext:value-type="float">
            <text:p>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31795" calcext:value-type="float">
            <text:p>31795</text:p>
          </table:table-cell>
          <table:table-cell office:value-type="float" office:value="56702" calcext:value-type="float">
            <text:p>56702</text:p>
          </table:table-cell>
          <table:table-cell table:formula="of:=[.B15]+[.C15]" office:value-type="float" office:value="88497" calcext:value-type="float">
            <text:p>88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B16]+[.C16]" office:value-type="float" office:value="420" calcext:value-type="float">
            <text:p>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6567" calcext:value-type="float">
            <text:p>6567</text:p>
          </table:table-cell>
          <table:table-cell/>
          <table:table-cell table:formula="of:=[.B17]+[.C17]" office:value-type="float" office:value="6567" calcext:value-type="float">
            <text:p>6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4480" calcext:value-type="float">
            <text:p>4480</text:p>
          </table:table-cell>
          <table:table-cell/>
          <table:table-cell table:formula="of:=[.B18]+[.C18]" office:value-type="float" office:value="4480" calcext:value-type="float">
            <text:p>4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B19]+[.C19]" office:value-type="float" office:value="751" calcext:value-type="float">
            <text:p>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B20]+[.C20]" office:value-type="float" office:value="649" calcext:value-type="float">
            <text:p>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B21]+[.C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2602" calcext:value-type="float">
            <text:p>2602</text:p>
          </table:table-cell>
          <table:table-cell/>
          <table:table-cell table:formula="of:=[.B22]+[.C22]" office:value-type="float" office:value="2602" calcext:value-type="float">
            <text:p>2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20181" calcext:value-type="float">
            <text:p>20181</text:p>
          </table:table-cell>
          <table:table-cell/>
          <table:table-cell table:formula="of:=[.B23]+[.C23]" office:value-type="float" office:value="20181" calcext:value-type="float">
            <text:p>20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16941" calcext:value-type="float">
            <text:p>16941</text:p>
          </table:table-cell>
          <table:table-cell office:value-type="float" office:value="15824" calcext:value-type="float">
            <text:p>15824</text:p>
          </table:table-cell>
          <table:table-cell table:formula="of:=[.B24]+[.C24]" office:value-type="float" office:value="32765" calcext:value-type="float">
            <text:p>32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696" calcext:value-type="float">
            <text:p>696</text:p>
          </table:table-cell>
          <table:table-cell office:value-type="float" office:value="672" calcext:value-type="float">
            <text:p>672</text:p>
          </table:table-cell>
          <table:table-cell table:formula="of:=[.B25]+[.C25]" office:value-type="float" office:value="1368" calcext:value-type="float">
            <text:p>1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3242" calcext:value-type="float">
            <text:p>3242</text:p>
          </table:table-cell>
          <table:table-cell/>
          <table:table-cell table:formula="of:=[.B26]+[.C26]" office:value-type="float" office:value="3242" calcext:value-type="float">
            <text:p>3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[.B27]+[.C27]" office:value-type="float" office:value="1022" calcext:value-type="float">
            <text:p>10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1752" calcext:value-type="float">
            <text:p>1752</text:p>
          </table:table-cell>
          <table:table-cell/>
          <table:table-cell table:formula="of:=[.B28]+[.C28]" office:value-type="float" office:value="1752" calcext:value-type="float">
            <text:p>1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124" calcext:value-type="float">
            <text:p>3124</text:p>
          </table:table-cell>
          <table:table-cell/>
          <table:table-cell table:formula="of:=[.B29]+[.C29]" office:value-type="float" office:value="3124" calcext:value-type="float">
            <text:p>3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2141" calcext:value-type="float">
            <text:p>2141</text:p>
          </table:table-cell>
          <table:table-cell/>
          <table:table-cell table:formula="of:=[.B30]+[.C30]" office:value-type="float" office:value="2141" calcext:value-type="float">
            <text:p>2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2328" calcext:value-type="float">
            <text:p>22328</text:p>
          </table:table-cell>
          <table:table-cell/>
          <table:table-cell table:formula="of:=[.B31]+[.C31]" office:value-type="float" office:value="22328" calcext:value-type="float">
            <text:p>22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18899" calcext:value-type="float">
            <text:p>18899</text:p>
          </table:table-cell>
          <table:table-cell/>
          <table:table-cell table:formula="of:=[.B32]+[.C32]" office:value-type="float" office:value="18899" calcext:value-type="float">
            <text:p>18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B33]+[.C33]"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B34]+[.C34]" office:value-type="float" office:value="774" calcext:value-type="float">
            <text:p>77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query34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B35]+[.C35]" office:value-type="float" office:value="422" calcext:value-type="float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1415" calcext:value-type="float">
            <text:p>1415</text:p>
          </table:table-cell>
          <table:table-cell/>
          <table:table-cell table:formula="of:=[.B36]+[.C36]" office:value-type="float" office:value="1415" calcext:value-type="float">
            <text:p>1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B37]+[.C37]" office:value-type="float" office:value="1490" calcext:value-type="float">
            <text:p>1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8]+[.C38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3999" calcext:value-type="float">
            <text:p>3999</text:p>
          </table:table-cell>
          <table:table-cell/>
          <table:table-cell table:formula="of:=[.B39]+[.C39]" office:value-type="float" office:value="3999" calcext:value-type="float">
            <text:p>3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3724" calcext:value-type="float">
            <text:p>13724</text:p>
          </table:table-cell>
          <table:table-cell office:value-type="float" office:value="18039" calcext:value-type="float">
            <text:p>18039</text:p>
          </table:table-cell>
          <table:table-cell table:formula="of:=[.B40]+[.C40]" office:value-type="float" office:value="31763" calcext:value-type="float">
            <text:p>31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41]+[.C41]" office:value-type="float" office:value="344" calcext:value-type="float">
            <text:p>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2278" calcext:value-type="float">
            <text:p>2278</text:p>
          </table:table-cell>
          <table:table-cell/>
          <table:table-cell table:formula="of:=[.B42]+[.C42]" office:value-type="float" office:value="2278" calcext:value-type="float">
            <text:p>2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43]+[.C43]" office:value-type="float" office:value="455" calcext:value-type="float">
            <text:p>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764" calcext:value-type="float">
            <text:p>1764</text:p>
          </table:table-cell>
          <table:table-cell/>
          <table:table-cell table:formula="of:=[.B44]+[.C44]" office:value-type="float" office:value="1764" calcext:value-type="float">
            <text:p>1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3299" calcext:value-type="float">
            <text:p>3299</text:p>
          </table:table-cell>
          <table:table-cell/>
          <table:table-cell table:formula="of:=[.B45]+[.C45]" office:value-type="float" office:value="3299" calcext:value-type="float">
            <text:p>3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B46]+[.C46]"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B47]+[.C47]" office:value-type="float" office:value="955" calcext:value-type="float">
            <text:p>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1177603" calcext:value-type="float">
            <text:p>1177603</text:p>
          </table:table-cell>
          <table:table-cell/>
          <table:table-cell table:formula="of:=[.B48]+[.C48]" office:value-type="float" office:value="1177603" calcext:value-type="float">
            <text:p>1177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B49]+[.C49]" office:value-type="float" office:value="1150" calcext:value-type="float">
            <text:p>1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50]+[.C50]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51]+[.C51]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B52]+[.C52]" office:value-type="float" office:value="5090" calcext:value-type="float">
            <text:p>50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B53]+[.C53]" office:value-type="float" office:value="452" calcext:value-type="float">
            <text:p>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B54]+[.C54]" office:value-type="float" office:value="667" calcext:value-type="float">
            <text:p>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B55]+[.C55]" office:value-type="float" office:value="1105" calcext:value-type="float">
            <text:p>1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B56]+[.C56]" office:value-type="float" office:value="439" calcext:value-type="float">
            <text:p>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B57]+[.C57]" office:value-type="float" office:value="683" calcext:value-type="float">
            <text:p>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294719" calcext:value-type="float">
            <text:p>294719</text:p>
          </table:table-cell>
          <table:table-cell/>
          <table:table-cell table:formula="of:=[.B58]+[.C58]" office:value-type="float" office:value="294719" calcext:value-type="float">
            <text:p>294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[.B59]+[.C59]" office:value-type="float" office:value="1033" calcext:value-type="float">
            <text:p>1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4222" calcext:value-type="float">
            <text:p>4222</text:p>
          </table:table-cell>
          <table:table-cell/>
          <table:table-cell table:formula="of:=[.B60]+[.C60]" office:value-type="float" office:value="4222" calcext:value-type="float">
            <text:p>4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2772" calcext:value-type="float">
            <text:p>2772</text:p>
          </table:table-cell>
          <table:table-cell/>
          <table:table-cell table:formula="of:=[.B61]+[.C61]" office:value-type="float" office:value="2772" calcext:value-type="float">
            <text:p>2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B62]+[.C62]" office:value-type="float" office:value="1302" calcext:value-type="float">
            <text:p>1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B63]+[.C63]" office:value-type="float" office:value="592" calcext:value-type="float">
            <text:p>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B64]+[.C64]"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1694" calcext:value-type="float">
            <text:p>1694</text:p>
          </table:table-cell>
          <table:table-cell/>
          <table:table-cell table:formula="of:=[.B65]+[.C65]" office:value-type="float" office:value="1694" calcext:value-type="float">
            <text:p>1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B66]+[.C66]" office:value-type="float" office:value="2838" calcext:value-type="float">
            <text:p>2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67]+[.C67]" office:value-type="float" office:value="524" calcext:value-type="float">
            <text:p>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11876" calcext:value-type="float">
            <text:p>11876</text:p>
          </table:table-cell>
          <table:table-cell/>
          <table:table-cell table:formula="of:=[.B68]+[.C68]" office:value-type="float" office:value="11876" calcext:value-type="float">
            <text:p>11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B69]+[.C69]" office:value-type="float" office:value="429" calcext:value-type="float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B70]+[.C70]" office:value-type="float" office:value="718" calcext:value-type="float">
            <text:p>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2052" calcext:value-type="float">
            <text:p>2052</text:p>
          </table:table-cell>
          <table:table-cell/>
          <table:table-cell table:formula="of:=[.B71]+[.C71]" office:value-type="float" office:value="2052" calcext:value-type="float">
            <text:p>2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B72]+[.C72]" office:value-type="float" office:value="701" calcext:value-type="float">
            <text:p>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73]+[.C73]" office:value-type="float" office:value="807" calcext:value-type="float">
            <text:p>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B74]+[.C74]" office:value-type="float" office:value="517" calcext:value-type="float">
            <text:p>5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query74</text:p>
          </table:table-cell>
          <table:table-cell office:value-type="float" office:value="185666" calcext:value-type="float">
            <text:p>185666</text:p>
          </table:table-cell>
          <table:table-cell/>
          <table:table-cell table:formula="of:=[.B75]+[.C75]" office:value-type="float" office:value="185666" calcext:value-type="float">
            <text:p>185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3172" calcext:value-type="float">
            <text:p>3172</text:p>
          </table:table-cell>
          <table:table-cell/>
          <table:table-cell table:formula="of:=[.B76]+[.C76]" office:value-type="float" office:value="3172" calcext:value-type="float">
            <text:p>3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B77]+[.C77]"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[.B78]+[.C78]" office:value-type="float" office:value="954" calcext:value-type="float">
            <text:p>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1570" calcext:value-type="float">
            <text:p>31570</text:p>
          </table:table-cell>
          <table:table-cell/>
          <table:table-cell table:formula="of:=[.B79]+[.C79]" office:value-type="float" office:value="31570" calcext:value-type="float">
            <text:p>31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B80]+[.C80]" office:value-type="float" office:value="475" calcext:value-type="float">
            <text:p>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[.B81]+[.C81]" office:value-type="float" office:value="1103" calcext:value-type="float">
            <text:p>1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97506" calcext:value-type="float">
            <text:p>97506</text:p>
          </table:table-cell>
          <table:table-cell/>
          <table:table-cell table:formula="of:=[.B82]+[.C82]" office:value-type="float" office:value="97506" calcext:value-type="float">
            <text:p>97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83]+[.C83]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B84]+[.C84]"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85]+[.C85]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B86]+[.C86]" office:value-type="float" office:value="265" calcext:value-type="float">
            <text:p>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87]+[.C87]"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4335" calcext:value-type="float">
            <text:p>4335</text:p>
          </table:table-cell>
          <table:table-cell/>
          <table:table-cell table:formula="of:=[.B88]+[.C88]" office:value-type="float" office:value="4335" calcext:value-type="float">
            <text:p>4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3897" calcext:value-type="float">
            <text:p>3897</text:p>
          </table:table-cell>
          <table:table-cell/>
          <table:table-cell table:formula="of:=[.B89]+[.C89]" office:value-type="float" office:value="3897" calcext:value-type="float">
            <text:p>3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B90]+[.C90]" office:value-type="float" office:value="670" calcext:value-type="float">
            <text:p>6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B91]+[.C91]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92]+[.C92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93]+[.C93]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94]+[.C94]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B95]+[.C95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70003" calcext:value-type="float">
            <text:p>70003</text:p>
          </table:table-cell>
          <table:table-cell/>
          <table:table-cell table:formula="of:=[.B96]+[.C96]" office:value-type="float" office:value="70003" calcext:value-type="float">
            <text:p>7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B97]+[.C97]" office:value-type="float" office:value="563" calcext:value-type="float">
            <text:p>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3286" calcext:value-type="float">
            <text:p>3286</text:p>
          </table:table-cell>
          <table:table-cell/>
          <table:table-cell table:formula="of:=[.B98]+[.C98]" office:value-type="float" office:value="3286" calcext:value-type="float">
            <text:p>3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B99]+[.C99]" office:value-type="float" office:value="607" calcext:value-type="float">
            <text:p>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B100]+[.C100]" office:value-type="float" office:value="1025" calcext:value-type="float">
            <text:p>1025</text:p>
          </table:table-cell>
          <table:table-cell table:number-columns-repeated="1020"/>
        </table:table-row>
      </table:table>
      <table:table table:name="2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37692575" calcext:value-type="float">
            <text:p>37692575</text:p>
          </table:table-cell>
          <table:table-cell/>
          <table:table-cell table:formula="of:=[.B2]+[.C2]" office:value-type="float" office:value="37692575" calcext:value-type="float">
            <text:p>37692575</text:p>
          </table:table-cell>
          <table:table-cell table:number-columns-repeated="2"/>
          <table:table-cell table:formula="of:=AVERAGE([.D2:.D100])" office:value-type="float" office:value="955647.353535354" calcext:value-type="float">
            <text:p>955647.353535354</text:p>
          </table:table-cell>
          <table:table-cell table:formula="of:=MIN([.D2:.D100])" office:value-type="float" office:value="79" calcext:value-type="float">
            <text:p>79</text:p>
          </table:table-cell>
          <table:table-cell table:formula="of:=MAX([.D2:.D100])" office:value-type="float" office:value="37692575" calcext:value-type="float">
            <text:p>37692575</text:p>
          </table:table-cell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20760" calcext:value-type="float">
            <text:p>20760</text:p>
          </table:table-cell>
          <table:table-cell/>
          <table:table-cell table:formula="of:=[.B3]+[.C3]" office:value-type="float" office:value="20760" calcext:value-type="float">
            <text:p>207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3184" calcext:value-type="float">
            <text:p>3184</text:p>
          </table:table-cell>
          <table:table-cell/>
          <table:table-cell table:formula="of:=[.B4]+[.C4]" office:value-type="float" office:value="3184" calcext:value-type="float">
            <text:p>3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32281054" calcext:value-type="float">
            <text:p>32281054</text:p>
          </table:table-cell>
          <table:table-cell/>
          <table:table-cell table:formula="of:=[.B5]+[.C5]" office:value-type="float" office:value="32281054" calcext:value-type="float">
            <text:p>32281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9520" calcext:value-type="float">
            <text:p>9520</text:p>
          </table:table-cell>
          <table:table-cell/>
          <table:table-cell table:formula="of:=[.B6]+[.C6]" office:value-type="float" office:value="9520" calcext:value-type="float">
            <text:p>95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305365" calcext:value-type="float">
            <text:p>305365</text:p>
          </table:table-cell>
          <table:table-cell/>
          <table:table-cell table:formula="of:=[.B7]+[.C7]" office:value-type="float" office:value="305365" calcext:value-type="float">
            <text:p>305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3570" calcext:value-type="float">
            <text:p>3570</text:p>
          </table:table-cell>
          <table:table-cell/>
          <table:table-cell table:formula="of:=[.B8]+[.C8]" office:value-type="float" office:value="3570" calcext:value-type="float">
            <text:p>3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2497" calcext:value-type="float">
            <text:p>2497</text:p>
          </table:table-cell>
          <table:table-cell/>
          <table:table-cell table:formula="of:=[.B9]+[.C9]" office:value-type="float" office:value="2497" calcext:value-type="float">
            <text:p>2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15300" calcext:value-type="float">
            <text:p>15300</text:p>
          </table:table-cell>
          <table:table-cell/>
          <table:table-cell table:formula="of:=[.B10]+[.C10]" office:value-type="float" office:value="15300" calcext:value-type="float">
            <text:p>15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4929" calcext:value-type="float">
            <text:p>4929</text:p>
          </table:table-cell>
          <table:table-cell/>
          <table:table-cell table:formula="of:=[.B11]+[.C11]" office:value-type="float" office:value="4929" calcext:value-type="float">
            <text:p>4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16481921" calcext:value-type="float">
            <text:p>16481921</text:p>
          </table:table-cell>
          <table:table-cell/>
          <table:table-cell table:formula="of:=[.B12]+[.C12]" office:value-type="float" office:value="16481921" calcext:value-type="float">
            <text:p>16481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B13]+[.C13]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B14]+[.C14]" office:value-type="float" office:value="2512" calcext:value-type="float">
            <text:p>2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70472" calcext:value-type="float">
            <text:p>70472</text:p>
          </table:table-cell>
          <table:table-cell office:value-type="float" office:value="222592" calcext:value-type="float">
            <text:p>222592</text:p>
          </table:table-cell>
          <table:table-cell table:formula="of:=[.B15]+[.C15]" office:value-type="float" office:value="293064" calcext:value-type="float">
            <text:p>293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B16]+[.C16]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44276" calcext:value-type="float">
            <text:p>44276</text:p>
          </table:table-cell>
          <table:table-cell/>
          <table:table-cell table:formula="of:=[.B17]+[.C17]" office:value-type="float" office:value="44276" calcext:value-type="float">
            <text:p>44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6570" calcext:value-type="float">
            <text:p>6570</text:p>
          </table:table-cell>
          <table:table-cell/>
          <table:table-cell table:formula="of:=[.B18]+[.C18]" office:value-type="float" office:value="6570" calcext:value-type="float">
            <text:p>6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[.B19]+[.C19]" office:value-type="float" office:value="2624" calcext:value-type="float">
            <text:p>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1489" calcext:value-type="float">
            <text:p>1489</text:p>
          </table:table-cell>
          <table:table-cell/>
          <table:table-cell table:formula="of:=[.B20]+[.C20]" office:value-type="float" office:value="1489" calcext:value-type="float">
            <text:p>1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B21]+[.C21]"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5414" calcext:value-type="float">
            <text:p>5414</text:p>
          </table:table-cell>
          <table:table-cell/>
          <table:table-cell table:formula="of:=[.B22]+[.C22]" office:value-type="float" office:value="5414" calcext:value-type="float">
            <text:p>5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61107" calcext:value-type="float">
            <text:p>61107</text:p>
          </table:table-cell>
          <table:table-cell/>
          <table:table-cell table:formula="of:=[.B23]+[.C23]" office:value-type="float" office:value="61107" calcext:value-type="float">
            <text:p>61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56018" calcext:value-type="float">
            <text:p>56018</text:p>
          </table:table-cell>
          <table:table-cell office:value-type="float" office:value="58898" calcext:value-type="float">
            <text:p>58898</text:p>
          </table:table-cell>
          <table:table-cell table:formula="of:=[.B24]+[.C24]" office:value-type="float" office:value="114916" calcext:value-type="float">
            <text:p>11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4018" calcext:value-type="float">
            <text:p>4018</text:p>
          </table:table-cell>
          <table:table-cell office:value-type="float" office:value="3922" calcext:value-type="float">
            <text:p>3922</text:p>
          </table:table-cell>
          <table:table-cell table:formula="of:=[.B25]+[.C25]" office:value-type="float" office:value="7940" calcext:value-type="float">
            <text:p>7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4420" calcext:value-type="float">
            <text:p>4420</text:p>
          </table:table-cell>
          <table:table-cell/>
          <table:table-cell table:formula="of:=[.B26]+[.C26]" office:value-type="float" office:value="4420" calcext:value-type="float">
            <text:p>4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[.B27]+[.C27]" office:value-type="float" office:value="2227" calcext:value-type="float">
            <text:p>2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3918" calcext:value-type="float">
            <text:p>3918</text:p>
          </table:table-cell>
          <table:table-cell/>
          <table:table-cell table:formula="of:=[.B28]+[.C28]" office:value-type="float" office:value="3918" calcext:value-type="float">
            <text:p>3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8958" calcext:value-type="float">
            <text:p>8958</text:p>
          </table:table-cell>
          <table:table-cell/>
          <table:table-cell table:formula="of:=[.B29]+[.C29]" office:value-type="float" office:value="8958" calcext:value-type="float">
            <text:p>8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3744" calcext:value-type="float">
            <text:p>3744</text:p>
          </table:table-cell>
          <table:table-cell/>
          <table:table-cell table:formula="of:=[.B30]+[.C30]" office:value-type="float" office:value="3744" calcext:value-type="float">
            <text:p>3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162657" calcext:value-type="float">
            <text:p>162657</text:p>
          </table:table-cell>
          <table:table-cell/>
          <table:table-cell table:formula="of:=[.B31]+[.C31]" office:value-type="float" office:value="162657" calcext:value-type="float">
            <text:p>162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84809" calcext:value-type="float">
            <text:p>84809</text:p>
          </table:table-cell>
          <table:table-cell/>
          <table:table-cell table:formula="of:=[.B32]+[.C32]" office:value-type="float" office:value="84809" calcext:value-type="float">
            <text:p>84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B33]+[.C33]"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2565" calcext:value-type="float">
            <text:p>2565</text:p>
          </table:table-cell>
          <table:table-cell/>
          <table:table-cell table:formula="of:=[.B34]+[.C34]" office:value-type="float" office:value="2565" calcext:value-type="float">
            <text:p>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4</text:p>
          </table:table-cell>
          <table:table-cell office:value-type="float" office:value="2669" calcext:value-type="float">
            <text:p>2669</text:p>
          </table:table-cell>
          <table:table-cell/>
          <table:table-cell table:formula="of:=[.B35]+[.C35]" office:value-type="float" office:value="2669" calcext:value-type="float">
            <text:p>2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[.B36]+[.C36]" office:value-type="float" office:value="4126" calcext:value-type="float">
            <text:p>4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7914" calcext:value-type="float">
            <text:p>7914</text:p>
          </table:table-cell>
          <table:table-cell/>
          <table:table-cell table:formula="of:=[.B37]+[.C37]" office:value-type="float" office:value="7914" calcext:value-type="float">
            <text:p>7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38]+[.C38]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24815" calcext:value-type="float">
            <text:p>24815</text:p>
          </table:table-cell>
          <table:table-cell/>
          <table:table-cell table:formula="of:=[.B39]+[.C39]" office:value-type="float" office:value="24815" calcext:value-type="float">
            <text:p>24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38346" calcext:value-type="float">
            <text:p>38346</text:p>
          </table:table-cell>
          <table:table-cell office:value-type="float" office:value="37227" calcext:value-type="float">
            <text:p>37227</text:p>
          </table:table-cell>
          <table:table-cell table:formula="of:=[.B40]+[.C40]" office:value-type="float" office:value="75573" calcext:value-type="float">
            <text:p>75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B41]+[.C41]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8208" calcext:value-type="float">
            <text:p>8208</text:p>
          </table:table-cell>
          <table:table-cell/>
          <table:table-cell table:formula="of:=[.B42]+[.C42]" office:value-type="float" office:value="8208" calcext:value-type="float">
            <text:p>8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1564" calcext:value-type="float">
            <text:p>1564</text:p>
          </table:table-cell>
          <table:table-cell/>
          <table:table-cell table:formula="of:=[.B43]+[.C43]" office:value-type="float" office:value="1564" calcext:value-type="float">
            <text:p>1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2869" calcext:value-type="float">
            <text:p>2869</text:p>
          </table:table-cell>
          <table:table-cell/>
          <table:table-cell table:formula="of:=[.B44]+[.C44]" office:value-type="float" office:value="2869" calcext:value-type="float">
            <text:p>2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6140" calcext:value-type="float">
            <text:p>6140</text:p>
          </table:table-cell>
          <table:table-cell/>
          <table:table-cell table:formula="of:=[.B45]+[.C45]" office:value-type="float" office:value="6140" calcext:value-type="float">
            <text:p>6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B46]+[.C46]"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4391" calcext:value-type="float">
            <text:p>4391</text:p>
          </table:table-cell>
          <table:table-cell/>
          <table:table-cell table:formula="of:=[.B47]+[.C47]" office:value-type="float" office:value="4391" calcext:value-type="float">
            <text:p>4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5175506" calcext:value-type="float">
            <text:p>5175506</text:p>
          </table:table-cell>
          <table:table-cell/>
          <table:table-cell table:formula="of:=[.B48]+[.C48]" office:value-type="float" office:value="5175506" calcext:value-type="float">
            <text:p>5175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2949" calcext:value-type="float">
            <text:p>2949</text:p>
          </table:table-cell>
          <table:table-cell/>
          <table:table-cell table:formula="of:=[.B49]+[.C49]" office:value-type="float" office:value="2949" calcext:value-type="float">
            <text:p>2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50]+[.C50]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B51]+[.C51]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11751" calcext:value-type="float">
            <text:p>11751</text:p>
          </table:table-cell>
          <table:table-cell/>
          <table:table-cell table:formula="of:=[.B52]+[.C52]" office:value-type="float" office:value="11751" calcext:value-type="float">
            <text:p>11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B53]+[.C53]" office:value-type="float" office:value="1070" calcext:value-type="float">
            <text:p>1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B54]+[.C54]" office:value-type="float" office:value="1053" calcext:value-type="float">
            <text:p>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[.B55]+[.C55]" office:value-type="float" office:value="3067" calcext:value-type="float">
            <text:p>3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[.B56]+[.C56]" office:value-type="float" office:value="1437" calcext:value-type="float">
            <text:p>1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B57]+[.C57]" office:value-type="float" office:value="1136" calcext:value-type="float">
            <text:p>1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8404" calcext:value-type="float">
            <text:p>8404</text:p>
          </table:table-cell>
          <table:table-cell/>
          <table:table-cell table:formula="of:=[.B58]+[.C58]" office:value-type="float" office:value="8404" calcext:value-type="float">
            <text:p>8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3121" calcext:value-type="float">
            <text:p>3121</text:p>
          </table:table-cell>
          <table:table-cell/>
          <table:table-cell table:formula="of:=[.B59]+[.C59]" office:value-type="float" office:value="3121" calcext:value-type="float">
            <text:p>3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9235" calcext:value-type="float">
            <text:p>9235</text:p>
          </table:table-cell>
          <table:table-cell/>
          <table:table-cell table:formula="of:=[.B60]+[.C60]" office:value-type="float" office:value="9235" calcext:value-type="float">
            <text:p>9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3666" calcext:value-type="float">
            <text:p>3666</text:p>
          </table:table-cell>
          <table:table-cell/>
          <table:table-cell table:formula="of:=[.B61]+[.C61]" office:value-type="float" office:value="3666" calcext:value-type="float">
            <text:p>3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9491" calcext:value-type="float">
            <text:p>9491</text:p>
          </table:table-cell>
          <table:table-cell/>
          <table:table-cell table:formula="of:=[.B62]+[.C62]" office:value-type="float" office:value="9491" calcext:value-type="float">
            <text:p>9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B63]+[.C63]" office:value-type="float" office:value="1333" calcext:value-type="float">
            <text:p>1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B64]+[.C64]" office:value-type="float" office:value="933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806" calcext:value-type="float">
            <text:p>2806</text:p>
          </table:table-cell>
          <table:table-cell/>
          <table:table-cell table:formula="of:=[.B65]+[.C65]" office:value-type="float" office:value="2806" calcext:value-type="float">
            <text:p>2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9467" calcext:value-type="float">
            <text:p>9467</text:p>
          </table:table-cell>
          <table:table-cell/>
          <table:table-cell table:formula="of:=[.B66]+[.C66]" office:value-type="float" office:value="9467" calcext:value-type="float">
            <text:p>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3414" calcext:value-type="float">
            <text:p>3414</text:p>
          </table:table-cell>
          <table:table-cell/>
          <table:table-cell table:formula="of:=[.B67]+[.C67]" office:value-type="float" office:value="3414" calcext:value-type="float">
            <text:p>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42163" calcext:value-type="float">
            <text:p>42163</text:p>
          </table:table-cell>
          <table:table-cell/>
          <table:table-cell table:formula="of:=[.B68]+[.C68]" office:value-type="float" office:value="42163" calcext:value-type="float">
            <text:p>42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4751" calcext:value-type="float">
            <text:p>4751</text:p>
          </table:table-cell>
          <table:table-cell/>
          <table:table-cell table:formula="of:=[.B69]+[.C69]" office:value-type="float" office:value="4751" calcext:value-type="float">
            <text:p>4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2291" calcext:value-type="float">
            <text:p>2291</text:p>
          </table:table-cell>
          <table:table-cell/>
          <table:table-cell table:formula="of:=[.B70]+[.C70]" office:value-type="float" office:value="2291" calcext:value-type="float">
            <text:p>2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71]+[.C71]" office:value-type="float" office:value="11724" calcext:value-type="float">
            <text:p>11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2145" calcext:value-type="float">
            <text:p>2145</text:p>
          </table:table-cell>
          <table:table-cell/>
          <table:table-cell table:formula="of:=[.B72]+[.C72]" office:value-type="float" office:value="2145" calcext:value-type="float">
            <text:p>2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73]+[.C73]" office:value-type="float" office:value="1141" calcext:value-type="float">
            <text:p>1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2149" calcext:value-type="float">
            <text:p>2149</text:p>
          </table:table-cell>
          <table:table-cell/>
          <table:table-cell table:formula="of:=[.B74]+[.C74]" office:value-type="float" office:value="2149" calcext:value-type="float">
            <text:p>2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4</text:p>
          </table:table-cell>
          <table:table-cell office:value-type="float" office:value="337222" calcext:value-type="float">
            <text:p>337222</text:p>
          </table:table-cell>
          <table:table-cell/>
          <table:table-cell table:formula="of:=[.B75]+[.C75]" office:value-type="float" office:value="337222" calcext:value-type="float">
            <text:p>33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B76]+[.C76]" office:value-type="float" office:value="6298" calcext:value-type="float">
            <text:p>6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774" calcext:value-type="float">
            <text:p>1774</text:p>
          </table:table-cell>
          <table:table-cell/>
          <table:table-cell table:formula="of:=[.B77]+[.C77]" office:value-type="float" office:value="1774" calcext:value-type="float">
            <text:p>1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3089" calcext:value-type="float">
            <text:p>3089</text:p>
          </table:table-cell>
          <table:table-cell/>
          <table:table-cell table:formula="of:=[.B78]+[.C78]" office:value-type="float" office:value="3089" calcext:value-type="float">
            <text:p>3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83859" calcext:value-type="float">
            <text:p>83859</text:p>
          </table:table-cell>
          <table:table-cell/>
          <table:table-cell table:formula="of:=[.B79]+[.C79]" office:value-type="float" office:value="83859" calcext:value-type="float">
            <text:p>83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5755" calcext:value-type="float">
            <text:p>5755</text:p>
          </table:table-cell>
          <table:table-cell/>
          <table:table-cell table:formula="of:=[.B80]+[.C80]" office:value-type="float" office:value="5755" calcext:value-type="float">
            <text:p>5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[.B81]+[.C81]" office:value-type="float" office:value="2579" calcext:value-type="float">
            <text:p>2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818163" calcext:value-type="float">
            <text:p>818163</text:p>
          </table:table-cell>
          <table:table-cell/>
          <table:table-cell table:formula="of:=[.B82]+[.C82]" office:value-type="float" office:value="818163" calcext:value-type="float">
            <text:p>818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83]+[.C83]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B84]+[.C84]"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B85]+[.C85]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B86]+[.C86]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B87]+[.C87]" office:value-type="float" office:value="1063" calcext:value-type="float">
            <text:p>1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19834" calcext:value-type="float">
            <text:p>19834</text:p>
          </table:table-cell>
          <table:table-cell/>
          <table:table-cell table:formula="of:=[.B88]+[.C88]" office:value-type="float" office:value="19834" calcext:value-type="float">
            <text:p>19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17244" calcext:value-type="float">
            <text:p>17244</text:p>
          </table:table-cell>
          <table:table-cell/>
          <table:table-cell table:formula="of:=[.B89]+[.C89]" office:value-type="float" office:value="17244" calcext:value-type="float">
            <text:p>17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3449" calcext:value-type="float">
            <text:p>3449</text:p>
          </table:table-cell>
          <table:table-cell/>
          <table:table-cell table:formula="of:=[.B90]+[.C90]" office:value-type="float" office:value="3449" calcext:value-type="float">
            <text:p>3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B91]+[.C91]" office:value-type="float" office:value="1251" calcext:value-type="float">
            <text:p>1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92]+[.C92]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93]+[.C93]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94]+[.C94]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B95]+[.C95]" office:value-type="float" office:value="1832" calcext:value-type="float">
            <text:p>1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199668" calcext:value-type="float">
            <text:p>199668</text:p>
          </table:table-cell>
          <table:table-cell/>
          <table:table-cell table:formula="of:=[.B96]+[.C96]" office:value-type="float" office:value="199668" calcext:value-type="float">
            <text:p>199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B97]+[.C97]" office:value-type="float" office:value="1025" calcext:value-type="float">
            <text:p>1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6088" calcext:value-type="float">
            <text:p>6088</text:p>
          </table:table-cell>
          <table:table-cell/>
          <table:table-cell table:formula="of:=[.B98]+[.C98]" office:value-type="float" office:value="6088" calcext:value-type="float">
            <text:p>6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B99]+[.C99]" office:value-type="float" office:value="933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2823" calcext:value-type="float">
            <text:p>2823</text:p>
          </table:table-cell>
          <table:table-cell/>
          <table:table-cell table:formula="of:=[.B100]+[.C100]" office:value-type="float" office:value="2823" calcext:value-type="float">
            <text:p>2823</text:p>
          </table:table-cell>
          <table:table-cell table:number-columns-repeated="5"/>
        </table:table-row>
      </table:table>
      <table:table table:name="10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160818" calcext:value-type="float">
            <text:p>160818</text:p>
          </table:table-cell>
          <table:table-cell/>
          <table:table-cell table:formula="of:=[.B2]+[.C2]" office:value-type="float" office:value="160818" calcext:value-type="float">
            <text:p>160818</text:p>
          </table:table-cell>
          <table:table-cell table:number-columns-repeated="2"/>
          <table:table-cell table:formula="of:=AVERAGE([.D2:.D100])" office:value-type="float" office:value="737094.698630137" calcext:value-type="float">
            <text:p>737094.698630137</text:p>
          </table:table-cell>
          <table:table-cell table:formula="of:=MIN([.D2:.D100])" office:value-type="float" office:value="2547" calcext:value-type="float">
            <text:p>2547</text:p>
          </table:table-cell>
          <table:table-cell table:formula="of:=MAX([.D2:.D100])" office:value-type="float" office:value="12320233" calcext:value-type="float">
            <text:p>12320233</text:p>
          </table:table-cell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18080" calcext:value-type="float">
            <text:p>18080</text:p>
          </table:table-cell>
          <table:table-cell/>
          <table:table-cell table:formula="of:=[.B3]+[.C3]" office:value-type="float" office:value="18080" calcext:value-type="float">
            <text:p>18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20746" calcext:value-type="float">
            <text:p>20746</text:p>
          </table:table-cell>
          <table:table-cell/>
          <table:table-cell table:formula="of:=[.B4]+[.C4]" office:value-type="float" office:value="20746" calcext:value-type="float">
            <text:p>20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20744" calcext:value-type="float">
            <text:p>20744</text:p>
          </table:table-cell>
          <table:table-cell/>
          <table:table-cell table:formula="of:=[.B5]+[.C5]" office:value-type="float" office:value="20744" calcext:value-type="float">
            <text:p>20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79270" calcext:value-type="float">
            <text:p>79270</text:p>
          </table:table-cell>
          <table:table-cell/>
          <table:table-cell table:formula="of:=[.B6]+[.C6]" office:value-type="float" office:value="79270" calcext:value-type="float">
            <text:p>7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0665" calcext:value-type="float">
            <text:p>20665</text:p>
          </table:table-cell>
          <table:table-cell/>
          <table:table-cell table:formula="of:=[.B7]+[.C7]" office:value-type="float" office:value="20665" calcext:value-type="float">
            <text:p>20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547" calcext:value-type="float">
            <text:p>2547</text:p>
          </table:table-cell>
          <table:table-cell/>
          <table:table-cell table:formula="of:=[.B8]+[.C8]" office:value-type="float" office:value="2547" calcext:value-type="float">
            <text:p>2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12264" calcext:value-type="float">
            <text:p>12264</text:p>
          </table:table-cell>
          <table:table-cell/>
          <table:table-cell table:formula="of:=[.B9]+[.C9]" office:value-type="float" office:value="12264" calcext:value-type="float">
            <text:p>12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647590" calcext:value-type="float">
            <text:p>647590</text:p>
          </table:table-cell>
          <table:table-cell/>
          <table:table-cell table:formula="of:=[.B10]+[.C10]" office:value-type="float" office:value="647590" calcext:value-type="float">
            <text:p>64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6646149" calcext:value-type="float">
            <text:p>6646149</text:p>
          </table:table-cell>
          <table:table-cell/>
          <table:table-cell table:formula="of:=[.B11]+[.C11]" office:value-type="float" office:value="6646149" calcext:value-type="float">
            <text:p>6646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14092" calcext:value-type="float">
            <text:p>14092</text:p>
          </table:table-cell>
          <table:table-cell/>
          <table:table-cell table:formula="of:=[.B12]+[.C12]" office:value-type="float" office:value="14092" calcext:value-type="float">
            <text:p>14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4674" calcext:value-type="float">
            <text:p>4674</text:p>
          </table:table-cell>
          <table:table-cell/>
          <table:table-cell table:formula="of:=[.B13]+[.C13]" office:value-type="float" office:value="4674" calcext:value-type="float">
            <text:p>4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159387" calcext:value-type="float">
            <text:p>159387</text:p>
          </table:table-cell>
          <table:table-cell/>
          <table:table-cell table:formula="of:=[.B14]+[.C14]" office:value-type="float" office:value="159387" calcext:value-type="float">
            <text:p>159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6802015" calcext:value-type="float">
            <text:p>6802015</text:p>
          </table:table-cell>
          <table:table-cell office:value-type="float" office:value="5518218" calcext:value-type="float">
            <text:p>5518218</text:p>
          </table:table-cell>
          <table:table-cell table:formula="of:=[.B15]+[.C15]" office:value-type="float" office:value="12320233" calcext:value-type="float">
            <text:p>12320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210871" calcext:value-type="float">
            <text:p>210871</text:p>
          </table:table-cell>
          <table:table-cell office:value-type="float" office:value="13180" calcext:value-type="float">
            <text:p>13180</text:p>
          </table:table-cell>
          <table:table-cell table:formula="of:=[.B16]+[.C16]" office:value-type="float" office:value="224051" calcext:value-type="float">
            <text:p>224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553529" calcext:value-type="float">
            <text:p>553529</text:p>
          </table:table-cell>
          <table:table-cell/>
          <table:table-cell table:formula="of:=[.B17]+[.C17]" office:value-type="float" office:value="553529" calcext:value-type="float">
            <text:p>553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1804" calcext:value-type="float">
            <text:p>11804</text:p>
          </table:table-cell>
          <table:table-cell/>
          <table:table-cell table:formula="of:=[.B18]+[.C18]" office:value-type="float" office:value="11804" calcext:value-type="float">
            <text:p>11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59991" calcext:value-type="float">
            <text:p>59991</text:p>
          </table:table-cell>
          <table:table-cell/>
          <table:table-cell table:formula="of:=[.B19]+[.C19]" office:value-type="float" office:value="59991" calcext:value-type="float">
            <text:p>59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4322780" calcext:value-type="float">
            <text:p>4322780</text:p>
          </table:table-cell>
          <table:table-cell/>
          <table:table-cell table:formula="of:=[.B20]+[.C20]" office:value-type="float" office:value="4322780" calcext:value-type="float">
            <text:p>4322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635751" calcext:value-type="float">
            <text:p>2635751</text:p>
          </table:table-cell>
          <table:table-cell/>
          <table:table-cell table:formula="of:=[.B21]+[.C21]" office:value-type="float" office:value="2635751" calcext:value-type="float">
            <text:p>2635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1140318" calcext:value-type="float">
            <text:p>1140318</text:p>
          </table:table-cell>
          <table:table-cell/>
          <table:table-cell table:formula="of:=[.B22]+[.C22]" office:value-type="float" office:value="1140318" calcext:value-type="float">
            <text:p>1140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5237" calcext:value-type="float">
            <text:p>5237</text:p>
          </table:table-cell>
          <table:table-cell/>
          <table:table-cell table:formula="of:=[.B23]+[.C23]" office:value-type="float" office:value="5237" calcext:value-type="float">
            <text:p>5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4412" calcext:value-type="float">
            <text:p>14412</text:p>
          </table:table-cell>
          <table:table-cell/>
          <table:table-cell table:formula="of:=[.B24]+[.C24]" office:value-type="float" office:value="14412" calcext:value-type="float">
            <text:p>14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7150" calcext:value-type="float">
            <text:p>7150</text:p>
          </table:table-cell>
          <table:table-cell/>
          <table:table-cell table:formula="of:=[.B25]+[.C25]" office:value-type="float" office:value="7150" calcext:value-type="float">
            <text:p>7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360058" calcext:value-type="float">
            <text:p>360058</text:p>
          </table:table-cell>
          <table:table-cell/>
          <table:table-cell table:formula="of:=[.B26]+[.C26]" office:value-type="float" office:value="360058" calcext:value-type="float">
            <text:p>360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442417" calcext:value-type="float">
            <text:p>1442417</text:p>
          </table:table-cell>
          <table:table-cell office:value-type="float" office:value="1358686" calcext:value-type="float">
            <text:p>1358686</text:p>
          </table:table-cell>
          <table:table-cell table:formula="of:=[.B27]+[.C27]" office:value-type="float" office:value="2801103" calcext:value-type="float">
            <text:p>2801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21580" calcext:value-type="float">
            <text:p>21580</text:p>
          </table:table-cell>
          <table:table-cell/>
          <table:table-cell table:formula="of:=[.B28]+[.C28]" office:value-type="float" office:value="21580" calcext:value-type="float">
            <text:p>215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80340" calcext:value-type="float">
            <text:p>80340</text:p>
          </table:table-cell>
          <table:table-cell/>
          <table:table-cell table:formula="of:=[.B29]+[.C29]" office:value-type="float" office:value="80340" calcext:value-type="float">
            <text:p>80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7784" calcext:value-type="float">
            <text:p>7784</text:p>
          </table:table-cell>
          <table:table-cell/>
          <table:table-cell table:formula="of:=[.B30]+[.C30]" office:value-type="float" office:value="7784" calcext:value-type="float">
            <text:p>7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1352" calcext:value-type="float">
            <text:p>11352</text:p>
          </table:table-cell>
          <table:table-cell/>
          <table:table-cell table:formula="of:=[.B31]+[.C31]" office:value-type="float" office:value="11352" calcext:value-type="float">
            <text:p>11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2552" calcext:value-type="float">
            <text:p>22552</text:p>
          </table:table-cell>
          <table:table-cell/>
          <table:table-cell table:formula="of:=[.B32]+[.C32]" office:value-type="float" office:value="22552" calcext:value-type="float">
            <text:p>22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B33]+[.C33]" office:value-type="float" office:value="4372" calcext:value-type="float">
            <text:p>4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12211" calcext:value-type="float">
            <text:p>12211</text:p>
          </table:table-cell>
          <table:table-cell/>
          <table:table-cell table:formula="of:=[.B34]+[.C34]" office:value-type="float" office:value="12211" calcext:value-type="float">
            <text:p>12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4455456" calcext:value-type="float">
            <text:p>4455456</text:p>
          </table:table-cell>
          <table:table-cell/>
          <table:table-cell table:formula="of:=[.B35]+[.C35]" office:value-type="float" office:value="4455456" calcext:value-type="float">
            <text:p>4455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315438" calcext:value-type="float">
            <text:p>315438</text:p>
          </table:table-cell>
          <table:table-cell/>
          <table:table-cell table:formula="of:=[.B36]+[.C36]" office:value-type="float" office:value="315438" calcext:value-type="float">
            <text:p>315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366709" calcext:value-type="float">
            <text:p>366709</text:p>
          </table:table-cell>
          <table:table-cell/>
          <table:table-cell table:formula="of:=[.B37]+[.C37]" office:value-type="float" office:value="366709" calcext:value-type="float">
            <text:p>366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444463" calcext:value-type="float">
            <text:p>444463</text:p>
          </table:table-cell>
          <table:table-cell/>
          <table:table-cell table:formula="of:=[.B38]+[.C38]" office:value-type="float" office:value="444463" calcext:value-type="float">
            <text:p>444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72595" calcext:value-type="float">
            <text:p>72595</text:p>
          </table:table-cell>
          <table:table-cell/>
          <table:table-cell table:formula="of:=[.B39]+[.C39]" office:value-type="float" office:value="72595" calcext:value-type="float">
            <text:p>72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5694" calcext:value-type="float">
            <text:p>5694</text:p>
          </table:table-cell>
          <table:table-cell/>
          <table:table-cell table:formula="of:=[.B40]+[.C40]" office:value-type="float" office:value="5694" calcext:value-type="float">
            <text:p>5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72322" calcext:value-type="float">
            <text:p>172322</text:p>
          </table:table-cell>
          <table:table-cell/>
          <table:table-cell table:formula="of:=[.B41]+[.C41]" office:value-type="float" office:value="172322" calcext:value-type="float">
            <text:p>172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256576" calcext:value-type="float">
            <text:p>256576</text:p>
          </table:table-cell>
          <table:table-cell/>
          <table:table-cell table:formula="of:=[.B42]+[.C42]" office:value-type="float" office:value="256576" calcext:value-type="float">
            <text:p>256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5972" calcext:value-type="float">
            <text:p>5972</text:p>
          </table:table-cell>
          <table:table-cell/>
          <table:table-cell table:formula="of:=[.B43]+[.C43]" office:value-type="float" office:value="5972" calcext:value-type="float">
            <text:p>5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48804" calcext:value-type="float">
            <text:p>48804</text:p>
          </table:table-cell>
          <table:table-cell/>
          <table:table-cell table:formula="of:=[.B44]+[.C44]" office:value-type="float" office:value="48804" calcext:value-type="float">
            <text:p>48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313656" calcext:value-type="float">
            <text:p>313656</text:p>
          </table:table-cell>
          <table:table-cell/>
          <table:table-cell table:formula="of:=[.B45]+[.C45]" office:value-type="float" office:value="313656" calcext:value-type="float">
            <text:p>313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2131" calcext:value-type="float">
            <text:p>12131</text:p>
          </table:table-cell>
          <table:table-cell/>
          <table:table-cell table:formula="of:=[.B46]+[.C46]" office:value-type="float" office:value="12131" calcext:value-type="float">
            <text:p>12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118767" calcext:value-type="float">
            <text:p>118767</text:p>
          </table:table-cell>
          <table:table-cell/>
          <table:table-cell table:formula="of:=[.B47]+[.C47]" office:value-type="float" office:value="118767" calcext:value-type="float">
            <text:p>118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89911" calcext:value-type="float">
            <text:p>89911</text:p>
          </table:table-cell>
          <table:table-cell/>
          <table:table-cell table:formula="of:=[.B48]+[.C48]" office:value-type="float" office:value="89911" calcext:value-type="float">
            <text:p>89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162082" calcext:value-type="float">
            <text:p>162082</text:p>
          </table:table-cell>
          <table:table-cell/>
          <table:table-cell table:formula="of:=[.B49]+[.C49]" office:value-type="float" office:value="162082" calcext:value-type="float">
            <text:p>162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66825" calcext:value-type="float">
            <text:p>66825</text:p>
          </table:table-cell>
          <table:table-cell/>
          <table:table-cell table:formula="of:=[.B50]+[.C50]" office:value-type="float" office:value="66825" calcext:value-type="float">
            <text:p>6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310534" calcext:value-type="float">
            <text:p>310534</text:p>
          </table:table-cell>
          <table:table-cell/>
          <table:table-cell table:formula="of:=[.B51]+[.C51]" office:value-type="float" office:value="310534" calcext:value-type="float">
            <text:p>310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02164" calcext:value-type="float">
            <text:p>202164</text:p>
          </table:table-cell>
          <table:table-cell/>
          <table:table-cell table:formula="of:=[.B52]+[.C52]" office:value-type="float" office:value="202164" calcext:value-type="float">
            <text:p>2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66530" calcext:value-type="float">
            <text:p>66530</text:p>
          </table:table-cell>
          <table:table-cell/>
          <table:table-cell table:formula="of:=[.B53]+[.C53]" office:value-type="float" office:value="66530" calcext:value-type="float">
            <text:p>665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13317" calcext:value-type="float">
            <text:p>13317</text:p>
          </table:table-cell>
          <table:table-cell/>
          <table:table-cell table:formula="of:=[.B54]+[.C54]" office:value-type="float" office:value="13317" calcext:value-type="float">
            <text:p>1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30096" calcext:value-type="float">
            <text:p>30096</text:p>
          </table:table-cell>
          <table:table-cell/>
          <table:table-cell table:formula="of:=[.B55]+[.C55]" office:value-type="float" office:value="30096" calcext:value-type="float">
            <text:p>30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116736" calcext:value-type="float">
            <text:p>116736</text:p>
          </table:table-cell>
          <table:table-cell/>
          <table:table-cell table:formula="of:=[.B56]+[.C56]" office:value-type="float" office:value="116736" calcext:value-type="float">
            <text:p>11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21202" calcext:value-type="float">
            <text:p>21202</text:p>
          </table:table-cell>
          <table:table-cell/>
          <table:table-cell table:formula="of:=[.B57]+[.C57]" office:value-type="float" office:value="21202" calcext:value-type="float">
            <text:p>21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5832" calcext:value-type="float">
            <text:p>5832</text:p>
          </table:table-cell>
          <table:table-cell/>
          <table:table-cell table:formula="of:=[.B58]+[.C58]" office:value-type="float" office:value="5832" calcext:value-type="float">
            <text:p>5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110714" calcext:value-type="float">
            <text:p>110714</text:p>
          </table:table-cell>
          <table:table-cell/>
          <table:table-cell table:formula="of:=[.B59]+[.C59]" office:value-type="float" office:value="110714" calcext:value-type="float">
            <text:p>110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63821" calcext:value-type="float">
            <text:p>63821</text:p>
          </table:table-cell>
          <table:table-cell/>
          <table:table-cell table:formula="of:=[.B60]+[.C60]" office:value-type="float" office:value="63821" calcext:value-type="float">
            <text:p>63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96028" calcext:value-type="float">
            <text:p>396028</text:p>
          </table:table-cell>
          <table:table-cell/>
          <table:table-cell table:formula="of:=[.B61]+[.C61]" office:value-type="float" office:value="396028" calcext:value-type="float">
            <text:p>396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107008" calcext:value-type="float">
            <text:p>107008</text:p>
          </table:table-cell>
          <table:table-cell/>
          <table:table-cell table:formula="of:=[.B62]+[.C62]" office:value-type="float" office:value="107008" calcext:value-type="float">
            <text:p>107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11239330" calcext:value-type="float">
            <text:p>11239330</text:p>
          </table:table-cell>
          <table:table-cell/>
          <table:table-cell table:formula="of:=[.B63]+[.C63]" office:value-type="float" office:value="11239330" calcext:value-type="float">
            <text:p>11239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7994" calcext:value-type="float">
            <text:p>7994</text:p>
          </table:table-cell>
          <table:table-cell/>
          <table:table-cell table:formula="of:=[.B64]+[.C64]" office:value-type="float" office:value="7994" calcext:value-type="float">
            <text:p>7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0519" calcext:value-type="float">
            <text:p>20519</text:p>
          </table:table-cell>
          <table:table-cell/>
          <table:table-cell table:formula="of:=[.B65]+[.C65]" office:value-type="float" office:value="20519" calcext:value-type="float">
            <text:p>20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385962" calcext:value-type="float">
            <text:p>385962</text:p>
          </table:table-cell>
          <table:table-cell/>
          <table:table-cell table:formula="of:=[.B66]+[.C66]" office:value-type="float" office:value="385962" calcext:value-type="float">
            <text:p>385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76720" calcext:value-type="float">
            <text:p>76720</text:p>
          </table:table-cell>
          <table:table-cell/>
          <table:table-cell table:formula="of:=[.B67]+[.C67]" office:value-type="float" office:value="76720" calcext:value-type="float">
            <text:p>76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109984" calcext:value-type="float">
            <text:p>109984</text:p>
          </table:table-cell>
          <table:table-cell/>
          <table:table-cell table:formula="of:=[.B68]+[.C68]" office:value-type="float" office:value="109984" calcext:value-type="float">
            <text:p>10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3859" calcext:value-type="float">
            <text:p>3859</text:p>
          </table:table-cell>
          <table:table-cell/>
          <table:table-cell table:formula="of:=[.B69]+[.C69]" office:value-type="float" office:value="3859" calcext:value-type="float">
            <text:p>3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37692" calcext:value-type="float">
            <text:p>37692</text:p>
          </table:table-cell>
          <table:table-cell/>
          <table:table-cell table:formula="of:=[.B70]+[.C70]" office:value-type="float" office:value="37692" calcext:value-type="float">
            <text:p>37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797699" calcext:value-type="float">
            <text:p>797699</text:p>
          </table:table-cell>
          <table:table-cell/>
          <table:table-cell table:formula="of:=[.B71]+[.C71]" office:value-type="float" office:value="797699" calcext:value-type="float">
            <text:p>797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57269" calcext:value-type="float">
            <text:p>57269</text:p>
          </table:table-cell>
          <table:table-cell/>
          <table:table-cell table:formula="of:=[.B72]+[.C72]" office:value-type="float" office:value="57269" calcext:value-type="float">
            <text:p>5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83724" calcext:value-type="float">
            <text:p>83724</text:p>
          </table:table-cell>
          <table:table-cell/>
          <table:table-cell table:formula="of:=[.B73]+[.C73]" office:value-type="float" office:value="83724" calcext:value-type="float">
            <text:p>83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212144" calcext:value-type="float">
            <text:p>212144</text:p>
          </table:table-cell>
          <table:table-cell/>
          <table:table-cell table:formula="of:=[.B74]+[.C74]" office:value-type="float" office:value="212144" calcext:value-type="float">
            <text:p>212144</text:p>
          </table:table-cell>
          <table:table-cell table:number-columns-repeated="5"/>
        </table:table-row>
      </table:table>
      <table:table table:name="100G" table:style-name="ta1">
        <table:table-column table:style-name="co2" table:default-cell-style-name="ce13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10407046" calcext:value-type="float">
            <text:p>10407046</text:p>
          </table:table-cell>
          <table:table-cell/>
          <table:table-cell table:formula="of:=[.B2]+[.C2]" office:value-type="float" office:value="10407046" calcext:value-type="float">
            <text:p>10407046</text:p>
          </table:table-cell>
          <table:table-cell table:number-columns-repeated="2"/>
          <table:table-cell table:formula="of:=AVERAGE([.D2:.D100])" office:value-type="float" office:value="7013282.70967742" calcext:value-type="float">
            <text:p>7013282.70967742</text:p>
          </table:table-cell>
          <table:table-cell table:formula="of:=MIN([.D2:.D100])" office:value-type="float" office:value="84666" calcext:value-type="float">
            <text:p>84666</text:p>
          </table:table-cell>
          <table:table-cell table:formula="of:=MAX([.D2:.D100])" office:value-type="float" office:value="53098445" calcext:value-type="float">
            <text:p>53098445</text:p>
          </table:table-cell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1262594" calcext:value-type="float">
            <text:p>1262594</text:p>
          </table:table-cell>
          <table:table-cell/>
          <table:table-cell table:formula="of:=[.B3]+[.C3]" office:value-type="float" office:value="1262594" calcext:value-type="float">
            <text:p>1262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203230" calcext:value-type="float">
            <text:p>1203230</text:p>
          </table:table-cell>
          <table:table-cell/>
          <table:table-cell table:formula="of:=[.B4]+[.C4]" office:value-type="float" office:value="1203230" calcext:value-type="float">
            <text:p>1203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13320" calcext:value-type="float">
            <text:p>213320</text:p>
          </table:table-cell>
          <table:table-cell/>
          <table:table-cell table:formula="of:=[.B5]+[.C5]" office:value-type="float" office:value="213320" calcext:value-type="float">
            <text:p>213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113858" calcext:value-type="float">
            <text:p>2113858</text:p>
          </table:table-cell>
          <table:table-cell/>
          <table:table-cell table:formula="of:=[.B6]+[.C6]" office:value-type="float" office:value="2113858" calcext:value-type="float">
            <text:p>2113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823012" calcext:value-type="float">
            <text:p>823012</text:p>
          </table:table-cell>
          <table:table-cell/>
          <table:table-cell table:formula="of:=[.B7]+[.C7]" office:value-type="float" office:value="823012" calcext:value-type="float">
            <text:p>823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53098445" calcext:value-type="float">
            <text:p>53098445</text:p>
          </table:table-cell>
          <table:table-cell/>
          <table:table-cell table:formula="of:=[.B8]+[.C8]" office:value-type="float" office:value="53098445" calcext:value-type="float">
            <text:p>53098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3752816" calcext:value-type="float">
            <text:p>3752816</text:p>
          </table:table-cell>
          <table:table-cell/>
          <table:table-cell table:formula="of:=[.B9]+[.C9]" office:value-type="float" office:value="3752816" calcext:value-type="float">
            <text:p>3752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476105" calcext:value-type="float">
            <text:p>476105</text:p>
          </table:table-cell>
          <table:table-cell/>
          <table:table-cell table:formula="of:=[.B10]+[.C10]" office:value-type="float" office:value="476105" calcext:value-type="float">
            <text:p>476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503855" calcext:value-type="float">
            <text:p>503855</text:p>
          </table:table-cell>
          <table:table-cell/>
          <table:table-cell table:formula="of:=[.B11]+[.C11]" office:value-type="float" office:value="503855" calcext:value-type="float">
            <text:p>503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51047345" calcext:value-type="float">
            <text:p>51047345</text:p>
          </table:table-cell>
          <table:table-cell/>
          <table:table-cell table:formula="of:=[.B12]+[.C12]" office:value-type="float" office:value="51047345" calcext:value-type="float">
            <text:p>51047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474183" calcext:value-type="float">
            <text:p>474183</text:p>
          </table:table-cell>
          <table:table-cell/>
          <table:table-cell table:formula="of:=[.B13]+[.C13]" office:value-type="float" office:value="474183" calcext:value-type="float">
            <text:p>474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771971" calcext:value-type="float">
            <text:p>3771971</text:p>
          </table:table-cell>
          <table:table-cell/>
          <table:table-cell table:formula="of:=[.B14]+[.C14]" office:value-type="float" office:value="3771971" calcext:value-type="float">
            <text:p>3771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44325225" calcext:value-type="float">
            <text:p>44325225</text:p>
          </table:table-cell>
          <table:table-cell/>
          <table:table-cell table:formula="of:=[.B15]+[.C15]" office:value-type="float" office:value="44325225" calcext:value-type="float">
            <text:p>44325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1072810" calcext:value-type="float">
            <text:p>1072810</text:p>
          </table:table-cell>
          <table:table-cell/>
          <table:table-cell table:formula="of:=[.B16]+[.C16]" office:value-type="float" office:value="1072810" calcext:value-type="float">
            <text:p>10728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331984" calcext:value-type="float">
            <text:p>1331984</text:p>
          </table:table-cell>
          <table:table-cell/>
          <table:table-cell table:formula="of:=[.B17]+[.C17]" office:value-type="float" office:value="1331984" calcext:value-type="float">
            <text:p>1331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4</text:p>
          </table:table-cell>
          <table:table-cell office:value-type="float" office:value="640288" calcext:value-type="float">
            <text:p>640288</text:p>
          </table:table-cell>
          <table:table-cell/>
          <table:table-cell table:formula="of:=[.B18]+[.C18]" office:value-type="float" office:value="640288" calcext:value-type="float">
            <text:p>64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84666" calcext:value-type="float">
            <text:p>84666</text:p>
          </table:table-cell>
          <table:table-cell/>
          <table:table-cell table:formula="of:=[.B19]+[.C19]" office:value-type="float" office:value="84666" calcext:value-type="float">
            <text:p>84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689661" calcext:value-type="float">
            <text:p>689661</text:p>
          </table:table-cell>
          <table:table-cell/>
          <table:table-cell table:formula="of:=[.B20]+[.C20]" office:value-type="float" office:value="689661" calcext:value-type="float">
            <text:p>689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307371" calcext:value-type="float">
            <text:p>307371</text:p>
          </table:table-cell>
          <table:table-cell/>
          <table:table-cell table:formula="of:=[.B21]+[.C21]" office:value-type="float" office:value="307371" calcext:value-type="float">
            <text:p>307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629425" calcext:value-type="float">
            <text:p>629425</text:p>
          </table:table-cell>
          <table:table-cell/>
          <table:table-cell table:formula="of:=[.B22]+[.C22]" office:value-type="float" office:value="629425" calcext:value-type="float">
            <text:p>62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617392" calcext:value-type="float">
            <text:p>617392</text:p>
          </table:table-cell>
          <table:table-cell/>
          <table:table-cell table:formula="of:=[.B23]+[.C23]" office:value-type="float" office:value="617392" calcext:value-type="float">
            <text:p>617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490990" calcext:value-type="float">
            <text:p>2490990</text:p>
          </table:table-cell>
          <table:table-cell/>
          <table:table-cell table:formula="of:=[.B24]+[.C24]" office:value-type="float" office:value="2490990" calcext:value-type="float">
            <text:p>2490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100528" calcext:value-type="float">
            <text:p>100528</text:p>
          </table:table-cell>
          <table:table-cell/>
          <table:table-cell table:formula="of:=[.B25]+[.C25]" office:value-type="float" office:value="100528" calcext:value-type="float">
            <text:p>100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648777" calcext:value-type="float">
            <text:p>648777</text:p>
          </table:table-cell>
          <table:table-cell/>
          <table:table-cell table:formula="of:=[.B26]+[.C26]" office:value-type="float" office:value="648777" calcext:value-type="float">
            <text:p>64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829503" calcext:value-type="float">
            <text:p>829503</text:p>
          </table:table-cell>
          <table:table-cell/>
          <table:table-cell table:formula="of:=[.B27]+[.C27]" office:value-type="float" office:value="829503" calcext:value-type="float">
            <text:p>829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5825894" calcext:value-type="float">
            <text:p>5825894</text:p>
          </table:table-cell>
          <table:table-cell/>
          <table:table-cell table:formula="of:=[.B28]+[.C28]" office:value-type="float" office:value="5825894" calcext:value-type="float">
            <text:p>5825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9486215" calcext:value-type="float">
            <text:p>9486215</text:p>
          </table:table-cell>
          <table:table-cell/>
          <table:table-cell table:formula="of:=[.B29]+[.C29]" office:value-type="float" office:value="9486215" calcext:value-type="float">
            <text:p>9486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1058717" calcext:value-type="float">
            <text:p>1058717</text:p>
          </table:table-cell>
          <table:table-cell/>
          <table:table-cell table:formula="of:=[.B30]+[.C30]" office:value-type="float" office:value="1058717" calcext:value-type="float">
            <text:p>1058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602743" calcext:value-type="float">
            <text:p>602743</text:p>
          </table:table-cell>
          <table:table-cell/>
          <table:table-cell table:formula="of:=[.B31]+[.C31]" office:value-type="float" office:value="602743" calcext:value-type="float">
            <text:p>602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7521795" calcext:value-type="float">
            <text:p>17521795</text:p>
          </table:table-cell>
          <table:table-cell/>
          <table:table-cell table:formula="of:=[.B32]+[.C32]" office:value-type="float" office:value="17521795" calcext:value-type="float">
            <text:p>17521795</text:p>
          </table:table-cell>
          <table:table-cell table:number-columns-repeated="5"/>
        </table:table-row>
      </table:table>
      <table:table table:name="optimized query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0" office:value-type="string" calcext:value-type="string">
            <text:p>Scale</text:p>
          </table:table-cell>
          <table:table-cell table:style-name="ce10" office:value-type="string" calcext:value-type="string">
            <text:p>Optimized Query01 time (ms)</text:p>
          </table:table-cell>
          <table:table-cell table:style-name="ce10" office:value-type="string" calcext:value-type="string">
            <text:p>Without Optimz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231141" calcext:value-type="float">
            <text:p>823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37692575" calcext:value-type="float">
            <text:p>37692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1" table:target-range-address="1G.A2:1G.D10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10G.A1:10G.D74">
          <table:sort>
            <table:sort-by table:field-number="0" table:data-type="automatic"/>
          </table:sort>
        </table:database-range>
        <table:database-range table:name="__Anonymous_Sheet_DB__5" table:target-range-address="100G.A1:100G.D3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7:21:29.650574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8:59:21.102932629</dc:date>
    <meta:editing-duration>PT7H54S</meta:editing-duration>
    <meta:editing-cycles>21</meta:editing-cycles>
    <meta:generator>LibreOffice/6.0.6.2$Linux_X86_64 LibreOffice_project/00m0$Build-2</meta:generator>
    <meta:document-statistic meta:table-count="7" meta:cell-count="1347" meta:object-count="0"/>
  </office:meta>
</office:document-meta>
</file>